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Light" fo:font-size="10pt" officeooo:rsid="000049ff" officeooo:paragraph-rsid="000049ff" style:font-size-asian="10pt" style:font-size-complex="10pt"/>
    </style:style>
    <style:style style:name="P2" style:family="paragraph" style:parent-style-name="Standard">
      <style:text-properties style:font-name="LM Mono 10" fo:font-size="10pt" officeooo:rsid="000049ff" officeooo:paragraph-rsid="000049ff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ott Felch</text:p>
      <text:p text:style-name="P1">July 9, 2015</text:p>
      <text:p text:style-name="P1">CS 405</text:p>
      <text:p text:style-name="P1">HW #2</text:p>
      <text:p text:style-name="P1"/>
      <text:p text:style-name="P1">To accomplish this task I decided to take the simplest approach I could think of, a greedy algorithm, and give it a slight improvement in effectiveness by adding a 2-step look ahead. I decided to treat the city grid like a graph, with each street corner being represented by a node numbered 1-25 from upper left to bottom right. These I then represented in an adjacency matrix. A 0 is used to indicate no point of interest between two nodes, a 1 indicates a point to gain, and a -1 is used as a sentinel value to indicate inaccessible paths and ensure the algorithm wraps around from right to left when hitting the eastern boundary.</text:p>
      <text:p text:style-name="P1"/>
      <text:p text:style-name="P1">The following pseudocode (which looks very similar to C but is not C) is approximately how the algorithm would work. There would need to be some slight tweaks to get it to be fully functional but I think it conveys the essence of my idea. </text:p>
      <text:p text:style-name="P1"/>
      <text:p text:style-name="P1"/>
      <text:p text:style-name="P1"/>
      <text:p text:style-name="P2">#define EAST <text:s/>1</text:p>
      <text:p text:style-name="P2">#define SOUTH 5</text:p>
      <text:p text:style-name="P2">#define NUM_NODES 25</text:p>
      <text:p text:style-name="P2"/>
      <text:p text:style-name="P2">/* Assign current node to Start */</text:p>
      <text:p text:style-name="P2">int curr = 1;</text:p>
      <text:p text:style-name="P2">int current_score = 0; <text:s text:c="3"/></text:p>
      <text:p text:style-name="P2"/>
      <text:p text:style-name="P2">/* Potential score for each possible 2 move sequence */</text:p>
      <text:p text:style-name="P2">int score_ss, score_se, score_ee = 0;</text:p>
      <text:p text:style-name="P2"/>
      <text:p text:style-name="P2">/* Store the adjacency matrix */</text:p>
      <text:p text:style-name="P2">graph = int[NUM_NODES][NUM_NODES];</text:p>
      <text:p text:style-name="P2"/>
      <text:p text:style-name="P2">/* While not at final destination (accepting state) use look-ahead</text:p>
      <text:p text:style-name="P2"><text:s text:c="3"/>to determine where to advance to. Each loop iteration is 2 jumps. */</text:p>
      <text:p text:style-name="P2">while (curr != 25) { </text:p>
      <text:p text:style-name="P2"><text:s text:c="4"/>/* Look ahead each direction for potential score */</text:p>
      <text:p text:style-name="P2"><text:s text:c="4"/>score_ss += graph(curr,(curr+SOUTH)) </text:p>
      <text:p text:style-name="P2"><text:s text:c="14"/>+ graph((curr+SOUTH),(curr+(2*SOUTH));</text:p>
      <text:p text:style-name="P2"><text:s text:c="4"/>score_se += graph(curr,(curr+SOUTH)) </text:p>
      <text:p text:style-name="P2"><text:s text:c="14"/>+ graph((curr+SOUTH),(curr+EAST));</text:p>
      <text:p text:style-name="P2"><text:s text:c="4"/>score_ee += graph(curr,(curr+EAST)) </text:p>
      <text:p text:style-name="P2"><text:s text:c="14"/>+ graph((curr+EAST),(curr+(2*EAST));</text:p>
      <text:p text:style-name="P2"/>
      <text:p text:style-name="P2"><text:s text:c="4"/>int next_score = max(score_ss, score_se, score_ee);</text:p>
      <text:p text:style-name="P2"/>
      <text:p text:style-name="P2"><text:s text:c="4"/>case:</text:p>
      <text:p text:style-name="P2"><text:s text:c="8"/>/* Update score and position, 2 jumps each iteration */</text:p>
      <text:p text:style-name="P2"><text:s text:c="8"/>(next_score == score_ss)</text:p>
      <text:p text:style-name="P2"><text:s text:c="12"/>curr_score += score_ss</text:p>
      <text:p text:style-name="P2"><text:s text:c="12"/>curr + SOUTH + SOUTH;</text:p>
      <text:p text:style-name="P2"><text:s text:c="8"/>(next_score == score_se)</text:p>
      <text:p text:style-name="P2"><text:s text:c="12"/>curr_score += score_se</text:p>
      <text:p text:style-name="P2"><text:soft-page-break/><text:s text:c="12"/>curr += SOUTH + EAST;</text:p>
      <text:p text:style-name="P2"><text:s text:c="8"/>(next_score == score_ee)</text:p>
      <text:p text:style-name="P2"><text:s text:c="12"/>curr_score += score_ee</text:p>
      <text:p text:style-name="P2"><text:s text:c="12"/>curr += EAST + EAST;</text:p>
      <text:p text:style-name="P2"/>
      <text:p text:style-name="P2"><text:s text:c="4"/>/* Situations where moverent in a direction is not permitted</text:p>
      <text:p text:style-name="P2"><text:s text:c="7"/>will never be chosen beacuse of the -1 score disincentive. */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13:38:53.515250809</meta:creation-date>
    <dc:date>2015-07-08T13:40:12.082525481</dc:date>
    <meta:editing-duration>PT1M19S</meta:editing-duration>
    <meta:editing-cycles>1</meta:editing-cycles>
    <meta:document-statistic meta:table-count="0" meta:image-count="0" meta:object-count="0" meta:page-count="2" meta:paragraph-count="41" meta:word-count="342" meta:character-count="2227" meta:non-whitespace-character-count="1732"/>
    <meta:generator>LibreOffice/4.4.2.2$Linux_X86_64 LibreOffice_project/40m0$Build-2</meta:generator>
  </office:meta>
</office:document-meta>
</file>